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1621c63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officeooo:paragraph-rsid="01621c63"/>
    </style:style>
    <style:style style:name="P8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9" style:family="paragraph" style:parent-style-name="Heading_20_4">
      <style:text-properties officeooo:paragraph-rsid="015dc9c4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6b0e5"/>
    </style:style>
    <style:style style:name="T10" style:family="text">
      <style:text-properties officeooo:rsid="0156d543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623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rofile_5f_projects-history_5f_year-header"><text:span text:style-name="profile_5f_template_5f_code"/>2024</text:p>
      <text:p text:style-name="profile_5f_template_5f_cod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04/2024</text:span></text:span><text:span text:style-name="T5"> </text:span><text:span text:style-name="profile_5f_projects-history_5f_project-header"><text:span text:style-name="T4">Project name A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text:span text:style-name="profile_5f_projects-history_5f_project-header"><text:span text:style-name="T4"> | Customer A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Project Objective A ...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Responsibility A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Purview A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Tech A foo · Tech A bar · Tech A buz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2-<text:span text:style-name="T8"/>5<text:span text:style-name="T7"/></text:p>
          </table:table-cell>
        </table:table-row>
      </table:table>
      <text:p text:style-name="Standard"/>
      <text:p text:style-name="profile_5f_template_5f_cod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01/2024</text:span></text:span><text:span text:style-name="profile_5f_template_5f_code"><text:span text:style-name="T4"/></text:span><text:span text:style-name="profile_5f_projects-history_5f_project-period"><text:span text:style-name="T5"> – 12/2024</text:span></text:span><text:span text:style-name="profile_5f_template_5f_code"><text:span text:style-name="T4"/></text:span><text:span text:style-name="T5"> </text:span><text:span text:style-name="profile_5f_projects-history_5f_project-header"><text:span text:style-name="T4">Project name B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text:span text:style-name="profile_5f_projects-history_5f_project-header"><text:span text:style-name="T4"> | Customer B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Project Objective B ...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Responsibility B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Purview B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Tech B foo · Tech B bar · Tech B buz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5<text:span text:style-name="T8"/><text:span text:style-name="T7"/></text:p>
          </table:table-cell>
        </table:table-row>
      </table:table>
      <text:p text:style-name="Standard"/>
      <text:p text:style-name="profile_5f_projects-history_5f_year-header"><text:span text:style-name="profile_5f_template_5f_code"/>2023</text:p>
      <text:p text:style-name="profile_5f_template_5f_cod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04/2023</text:span></text:span><text:span text:style-name="profile_5f_template_5f_code"><text:span text:style-name="T4"/></text:span><text:span text:style-name="profile_5f_projects-history_5f_project-period"><text:span text:style-name="T5"> – 09/2023</text:span></text:span><text:span text:style-name="profile_5f_template_5f_code"><text:span text:style-name="T4"/></text:span><text:span text:style-name="T5"> </text:span><text:span text:style-name="profile_5f_projects-history_5f_project-header"><text:span text:style-name="T4">Project name C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text:span text:style-name="profile_5f_projects-history_5f_project-header"><text:span text:style-name="T4"> | Customer C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1">Project Objective C ...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1">Responsibility C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1">Purview A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2">Tech C foo · Tech C bar · Tech C buz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6">10-<text:span text:style-name="T8"/>11<text:span text:style-name="T7"/></text:p>
          </table:table-cell>
        </table:table-row>
      </table:table>
      <text:p text:style-name="Standard"/>
      <text:p text:style-name="profile_5f_projects-history_5f_year-header"/>
      <text:p text:style-name="P5"><text:span text:style-name="T10">1</text:span><text:span text:style-name="T14">1</text:span>th of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9H26M4S</meta:editing-duration>
    <meta:editing-cycles>911</meta:editing-cycles>
    <meta:generator>LibreOffice/24.2.2.2$Windows_X86_64 LibreOffice_project/d56cc158d8a96260b836f100ef4b4ef25d6f1a01</meta:generator>
    <dc:date>2024-08-11T11:51:46.467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9" meta:character-count="931" meta:non-whitespace-character-count="917"/>
  </office:meta>
</office:document-meta>
</file>